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c0f0" officeooo:paragraph-rsid="0001c0f0"/>
    </style:style>
    <style:style style:name="P2" style:family="paragraph" style:parent-style-name="Text_20_body">
      <style:text-properties officeooo:rsid="0001c0f0" officeooo:paragraph-rsid="0001c0f0"/>
    </style:style>
    <style:style style:name="P3" style:family="paragraph" style:parent-style-name="Text_20_body">
      <style:text-properties fo:font-weight="bold" officeooo:rsid="0001c0f0" officeooo:paragraph-rsid="0001c0f0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1c0f0" officeooo:paragraph-rsid="0001c0f0" style:font-weight-asian="bold" style:font-weight-complex="bold"/>
    </style:style>
    <style:style style:name="P5" style:family="paragraph" style:parent-style-name="Text_20_body">
      <style:text-properties style:font-name="Liberation Serif" fo:font-weight="normal" officeooo:rsid="0001c0f0" officeooo:paragraph-rsid="0001c0f0" style:font-weight-asian="normal" style:font-weight-complex="normal"/>
    </style:style>
    <style:style style:name="P6" style:family="paragraph" style:parent-style-name="Text_20_body">
      <style:text-properties style:font-name="Liberation Serif" fo:font-weight="normal" officeooo:rsid="0001f902" officeooo:paragraph-rsid="0001c0f0" style:font-weight-asian="normal" style:font-weight-complex="normal"/>
    </style:style>
    <style:style style:name="P7" style:family="paragraph" style:parent-style-name="Text_20_body">
      <style:text-properties style:font-name="Liberation Serif" fo:font-weight="normal" officeooo:rsid="0001f902" officeooo:paragraph-rsid="0001f902" style:font-weight-asian="normal" style:font-weight-complex="normal"/>
    </style:style>
    <style:style style:name="P8" style:family="paragraph" style:parent-style-name="Text_20_body">
      <style:text-properties style:font-name="Liberation Serif" style:text-underline-style="none" fo:font-weight="normal" officeooo:rsid="0001c0f0" officeooo:paragraph-rsid="0001c0f0" style:font-weight-asian="normal" style:font-weight-complex="normal"/>
    </style:style>
    <style:style style:name="P9" style:family="paragraph" style:parent-style-name="Text_20_body">
      <style:text-properties style:font-name="Liberation Serif" style:text-underline-style="solid" style:text-underline-width="auto" style:text-underline-color="font-color" fo:font-weight="bold" officeooo:rsid="0001c0f0" officeooo:paragraph-rsid="0001c0f0" style:font-weight-asian="bold" style:font-weight-complex="bold"/>
    </style:style>
    <style:style style:name="P10" style:family="paragraph" style:parent-style-name="Text_20_body">
      <style:text-properties style:font-name="Liberation Serif" style:text-underline-style="solid" style:text-underline-width="auto" style:text-underline-color="font-color" fo:font-weight="bold" officeooo:rsid="0001f902" officeooo:paragraph-rsid="0001f902" style:font-weight-asian="bold" style:font-weight-complex="bold"/>
    </style:style>
    <style:style style:name="P11" style:family="paragraph" style:parent-style-name="Text_20_body">
      <style:text-properties style:font-name="Liberation Serif" style:text-underline-style="solid" style:text-underline-width="auto" style:text-underline-color="font-color" fo:font-weight="normal" officeooo:rsid="0001c0f0" officeooo:paragraph-rsid="0001c0f0" style:font-weight-asian="normal" style:font-weight-complex="normal"/>
    </style:style>
    <style:style style:name="P12" style:family="paragraph" style:parent-style-name="Text_20_body">
      <style:text-properties style:font-name="Liberation Serif" fo:font-size="14pt" style:text-underline-style="solid" style:text-underline-width="auto" style:text-underline-color="font-color" fo:font-weight="bold" officeooo:rsid="0001c0f0" officeooo:paragraph-rsid="0001c0f0" style:font-size-asian="14pt" style:font-weight-asian="bold" style:font-size-complex="14pt" style:font-weight-complex="bold"/>
    </style:style>
    <style:style style:name="P13" style:family="paragraph" style:parent-style-name="Text_20_body">
      <style:text-properties style:text-underline-style="solid" style:text-underline-width="auto" style:text-underline-color="font-color" fo:font-weight="bold" officeooo:rsid="0001c0f0" officeooo:paragraph-rsid="0001c0f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e77f" style:font-weight-asian="bold" style:font-weight-complex="bold"/>
    </style:style>
    <style:style style:name="T3" style:family="text">
      <style:text-properties fo:font-weight="bold" officeooo:rsid="00200d22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e77f" style:font-weight-asian="normal" style:font-weight-complex="normal"/>
    </style:style>
    <style:style style:name="T6" style:family="text">
      <style:text-properties fo:font-weight="normal" officeooo:rsid="00200d22" style:font-weight-asian="normal" style:font-weight-complex="normal"/>
    </style:style>
    <style:style style:name="T7" style:family="text">
      <style:text-properties fo:font-weight="normal" officeooo:rsid="0021fbbc" style:font-weight-asian="normal" style:font-weight-complex="normal"/>
    </style:style>
    <style:style style:name="T8" style:family="text">
      <style:text-properties officeooo:rsid="00200d22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weight="normal" style:font-weight-asian="normal" style:font-weight-complex="normal"/>
    </style:style>
    <style:style style:name="T11" style:family="text">
      <style:text-properties style:font-name="Liberation Serif" fo:font-weight="normal" officeooo:rsid="0021fbbc" style:font-weight-asian="normal" style:font-weight-complex="normal"/>
    </style:style>
    <style:style style:name="T12" style:family="text">
      <style:text-properties style:font-name="Liberation Serif" fo:font-weight="normal" officeooo:rsid="00252c1c" style:font-weight-asian="normal" style:font-weight-complex="normal"/>
    </style:style>
    <style:style style:name="T13" style:family="text">
      <style:text-properties style:font-name="Liberation Serif" fo:font-weight="normal" officeooo:rsid="000236f3" style:font-weight-asian="normal" style:font-weight-complex="normal"/>
    </style:style>
    <style:style style:name="T14" style:family="text">
      <style:text-properties style:font-name="Liberation Serif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style:font-name="Liberation Serif" style:text-underline-style="none"/>
    </style:style>
    <style:style style:name="T16" style:family="text">
      <style:text-properties style:font-name="Liberation Serif" style:text-underline-style="none" fo:font-weight="normal" style:font-weight-asian="normal" style:font-weight-complex="normal"/>
    </style:style>
    <style:style style:name="T17" style:family="text">
      <style:text-properties style:font-name="Liberation Serif" style:text-underline-style="none" fo:font-weight="normal" officeooo:rsid="0001f902" style:font-weight-asian="normal" style:font-weight-complex="normal"/>
    </style:style>
    <style:style style:name="T18" style:family="text">
      <style:text-properties style:font-name="Liberation Serif" style:text-underline-style="none" officeooo:rsid="0001f902"/>
    </style:style>
    <style:style style:name="T19" style:family="text">
      <style:text-properties style:font-name="Liberation Serif" officeooo:rsid="00252c1c"/>
    </style:style>
    <style:style style:name="T20" style:family="text">
      <style:text-properties style:font-name="Liberation Serif" officeooo:rsid="0001f902"/>
    </style:style>
    <style:style style:name="T21" style:family="text">
      <style:text-properties fo:color="#000000" style:font-name="Liberation Serif" style:text-underline-style="none" fo:font-weight="normal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0236f3"/>
    </style:style>
    <style:style style:name="T24" style:family="text">
      <style:text-properties officeooo:rsid="000236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GURIDAD PASIVA</text:p>
      <text:p text:style-name="P4">1.GOOGLE NAVY</text:p>
      <text:p text:style-name="P1">ES UN PROYECTO EN QUE GOOGLE QUIERE LLEVAR A CABO EL SERVIDOR Y SUS DATA CENTER AL MAR.</text:p>
      <text:p text:style-name="P1">A TRAVES DE BARCOS DESTRIBUIDOS POR DIVERSOS PUNTOS, CON LA IDEA DE CREAR ENERGIA A BASE DEL MOVIMIENTO LE LAS OLAS DEL MAR Y EL REFRIGERANMIENTO SERIA MEJOR.</text:p>
      <text:p text:style-name="P1">TAMBIEN AL LLEVAR A KILOMETROS DE LA ORILLA DEL MAR DEGARIAN DE PAGAR LOS COSTOSOS IMPUESTOS SOBRE LOS DATA CENTER.</text:p>
      <text:p text:style-name="P1">DESVENTAJAS: CUALKIER PROBLEMA A BASE DE LOS BARCOS SUS COSTE Y POSIBLES ATAQUES HACIA ELLOS ETC.</text:p>
      <text:p text:style-name="P4">2. SISTEMAS DE EXTINCION</text:p>
      <text:p text:style-name="P1"><text:span text:style-name="T22">CONANADA HUMIDA</text:span>: <text:span text:style-name="T5">Se colocan en zonas de alojamiento de materiales sólidos </text:span><text:span text:style-name="T6">por ejemplo.</text:span><text:span text:style-name="T5"> Cuando excede la temperatura la tuveria da acceso a que pase el agua y descarga </text:span><text:span text:style-name="T6">por la boquilla directamente</text:span><text:span text:style-name="T5">.</text:span></text:p>
      <text:p text:style-name="P2"><text:span text:style-name="T3">*</text:span><text:span text:style-name="T2">canonada </text:span><text:span text:style-name="T3">seca</text:span><text:span text:style-name="T2">: </text:span><text:span text:style-name="T6">Se colocan en zonas de congelacion por ejemplo. S</text:span><text:span text:style-name="T4">i</text:span>milar a los de tubería húmeda, pero en este caso el agua se mantiene <text:span text:style-name="T8">en</text:span> <text:span text:style-name="T8">l</text:span>a válvula cerrada. <text:span text:style-name="T8">L</text:span>as tuberías se llenan con aire comprimido y se controlan, el agua se liberará y se descargará a través del nebulizador activado.</text:p>
      <text:p text:style-name="P1"><text:span text:style-name="T2">*sistemes de diluvi: </text:span><text:span text:style-name="T7">S</text:span><text:span text:style-name="T5">e utilizan en espacios donde es probable que se produzcan incendios de combustibles líquidos. </text:span><text:span text:style-name="T7">T</text:span>iene boquillas abiertas y el flujo del agua está controlado mediante válvulas cerradas. Cuando se abre una válvula, el agua se descarga por todas las boquillas en la sección controlada por dicha válvula.</text:p>
      <text:p text:style-name="P2"><text:span text:style-name="T1">*sistemes de preacció: </text:span><text:span text:style-name="T11">S</text:span><text:span text:style-name="T10">e utilizan para proteger zonas donde el riesgo de descargas falsas o fugas. </text:span><text:span text:style-name="T11">E</text:span><text:span text:style-name="T9">l mismo que el de tubería seca, a diferencia de que está conectado a un sistema de detección de incendios. Para que se produzca una descarga será necesario que explote un bulbo de nebulizador y que se dispare una alarma en el sistema independiente de detección de incendios.</text:span></text:p>
      <text:p text:style-name="P3"><text:span text:style-name="T9">els cadenats de combinació:</text:span><text:span text:style-name="T10">Una cerradura de combinación es un tipo de </text:span><text:a xlink:type="simple" xlink:href="https://translate.googleusercontent.com/translate_c?depth=1&amp;hl=es&amp;prev=search&amp;rurl=translate.google.es&amp;sl=en&amp;u=https://en.wikipedia.org/wiki/Padlock&amp;usg=ALkJrhis_u8PlCUeZ3qN55GU6OPumhtxqw"><text:span text:style-name="T21">candado</text:span></text:a><text:span text:style-name="T10"> en el que se usa una secuencia de números o símbolos para abrir la cerradura.</text:span></text:p>
      <text:p text:style-name="P3"><text:span text:style-name="T10">els cadenats electrònics: </text:span><text:span text:style-name="T12">Es un dispositivo que se cierra mediante la corriente eléctrica. Las cerraduras eléctricas a veces <text:s text:c="2"/>son unidas a un sistema de control de acceso. Las ventajas de una cerradura eléctrica unida a un sistema de control de acceso incluyen: el control clave, donde las llaves pueden ser añadidas y quitado sin la nueva pulsación el cilindro de cerradura; depure el control de acceso, donde el tiempo y el lugar son factores; y la tala de transacción, donde la actividad es registrada.</text:span></text:p>
      <text:p text:style-name="P13"><text:span text:style-name="T19">T</text:span><text:span text:style-name="T9">ARGETAS INTELIGENTES Y FUNCIONES:</text:span></text:p>
      <text:p text:style-name="P5"><text:span text:style-name="T24">-</text:span>INFORMACION DE NOSOTROS CON EL DNI ELECTRONICO </text:p>
      <text:p text:style-name="P5"><text:span text:style-name="T24">-</text:span>TENER TOMO ELETRONIZADO Y A FACIL DISPOSICION DE SABER RAPIDAMENTE TUS DATOS PERSONALES.</text:p>
      <text:p text:style-name="P9"/>
      <text:p text:style-name="P9"/>
      <text:p text:style-name="P9"/>
      <text:p text:style-name="P9"/>
      <text:p text:style-name="P9"><text:soft-page-break/>SAI</text:p>
      <text:p text:style-name="P11">CARACTERISTICAS IMPORTANTES</text:p>
      <text:p text:style-name="P5"><text:span text:style-name="T24">-</text:span>TENSION COMUNA</text:p>
      <text:p text:style-name="P5"><text:span text:style-name="T24">-</text:span>TENSION XOC</text:p>
      <text:p text:style-name="P5"><text:span text:style-name="T24">-</text:span>INTENSIDAD DE XOC NOMINAL DE DESCARGA</text:p>
      <text:p text:style-name="P5"><text:span text:style-name="T24">-</text:span>INTENSIDAD ALTERNA NOMINAL DE DESCARGA </text:p>
      <text:p text:style-name="P5"><text:span text:style-name="T24">-</text:span>RESISTENCIA DE AISLAMIENTO</text:p>
      <text:p text:style-name="P5"><text:span text:style-name="T24">-</text:span>TEMPERATURA</text:p>
      <text:p text:style-name="P9">PARTE FRONTAL DE UN SAI</text:p>
      <text:p text:style-name="P5"><text:span text:style-name="T24">-</text:span>BOTON DE ENCENDER</text:p>
      <text:p text:style-name="P5"><text:span text:style-name="T24">-</text:span>BOTON DE PRUEVA Y REINICIO DE LA ALARMA: INICIA UNA ANTECOMPROVACION DE QUE ESTA FUNCINANDO CORRECTAMENTE.</text:p>
      <text:p text:style-name="P5"><text:span text:style-name="T24">-</text:span>INDICADOR CEP: INDICA SI EL SAI ESTA ENCENDIDO, LA ALIMENTACION POR BATERIA, <text:s/>ALARMA, LA SOBRECARGA Y LOS SEGMENTOS DE CARGA.</text:p>
      <text:p text:style-name="P9">PARTE POSTERIOR DE UN SAI</text:p>
      <text:p text:style-name="P5"><text:span text:style-name="T24">-</text:span>TOMA PARA ENCHUFAR LA FUENTE DE ALIMENTACION: SIRVE PARA DAR CORRIENTE ELECTRICA A LA FUENTE POR QUE DA CORRIENTE A TODO EL SAI.</text:p>
      <text:p text:style-name="P5"><text:span text:style-name="T24">-</text:span>VENTILADOR: VENTILA EL AIRE DE DENTRO DEL SAI , POR QUE NO COJA TANTA TEMPERATURA Y NO SE ACUMULE TANTO POLVO.</text:p>
      <text:p text:style-name="P5"><text:span text:style-name="T24">-</text:span>PS/2: RATON Y TECLADO.</text:p>
      <text:p text:style-name="P5"><text:span text:style-name="T24">-</text:span>PARTE SERIE: PASA LOS BITS DE INFORMACION.</text:p>
      <text:p text:style-name="P5"><text:span text:style-name="T24">-</text:span>PARTE PARALELA: CONECTA PERIFERICOS; IMPRESORA.</text:p>
      <text:p text:style-name="P5"><text:span text:style-name="T24">-</text:span>RANURAS DE IXPENCIO: PERMIETE CONECTAR UNA TARGETA ADICIONA, Y PUEDES AÑADIR UNA TARJETA APARTES DE LA QUE TIENES ACTUALMENTE.</text:p>
      <text:p text:style-name="P5"><text:span text:style-name="T23">*</text:span><text:span text:style-name="T22">SURGE-ONLY</text:span>: EN UN SISTEMA QUE EVITA SOBRETENSIONES QUE NO ESTA CONECTADA A LA BATERIA DEL SAI SOLO LE DA CORRIENTE ELECTRICA SI EL SAI NO ESTA CONECTADO A LA RED ELECTRICA.</text:p>
      <text:p text:style-name="P12">SEGURIDAD LOGICA</text:p>
      <text:p text:style-name="P9">1. MATRIZ DE CENTRAL DE ACCESO:</text:p>
      <text:p text:style-name="P5"><text:span text:style-name="T24">-</text:span>ES UNA IMPLEMENTACION DE CONTROL DE ACCESO. ES DECIR ES UNA LISTA DONDE INDICA LOS USUARIOS Y LOS ARCHIVOS Y DIRECTORIOS .</text:p>
      <text:p text:style-name="P5"><text:span text:style-name="T24">-</text:span>EN ESTA LISTA SE INDICA SI EL USUARIO TIENE PERMISOS SOBRE ARCHIVOS, Y SI LOS TIENES, QUE PERMISOS.</text:p>
      <text:p text:style-name="P9"><text:soft-page-break/>2. HERRAMIENTAS DE GESTION DE CONTRASEÑAS (HERRAMIENTAS PARA GESTIONAR PASSWORD CON SEGURIDAD)</text:p>
      <text:p text:style-name="P9">FUNCIONES</text:p>
      <text:p text:style-name="P5"><text:span text:style-name="T24">-</text:span>ESTABLECE CONTRASEÑA: MAESTRA, INDIVIDUAL, UNICA Y LARGA.</text:p>
      <text:p text:style-name="P3"><text:span text:style-name="T13">-</text:span><text:span text:style-name="T10">ENTRADA: PUEDE AÑADIR INFORMACION DE CUENTAS, PASSWORD Y OTROS DETALLES IMPORTANTES EN LA TEVA BASE DE DATOS.</text:span></text:p>
      <text:p text:style-name="P5"><text:span text:style-name="T24">-</text:span>EDITAR ENTRADA: EDITARLA EN CUALKIER MOMENTO.</text:p>
      <text:p text:style-name="P5"><text:span text:style-name="T24">-</text:span>GENERAR PASSWORD ALEATORIA. SUMINISTRA UN GENERADOR DE PASSWORD POR AYUDARTE EN ESTE POCESO. SE GENERA CUANDO CREAS UNA ENTRADA.</text:p>
      <text:p text:style-name="P3"><text:span text:style-name="T13">-</text:span><text:span text:style-name="T10">CREAR UN SOPORTE DE ARCHIVOS DE CONTRASEÑAS: EL ARCHIVO DE LA BASE DE DATOS DE AORA EXTENCION </text:span><text:span text:style-name="T14">.kdb</text:span><text:span text:style-name="T16">, SI COPIAS ESTE ARCHIVO EN UN USB NADIE PODRA ABRIR LA BASE DE DATOS SI NO CONOCE LA CONTRASEÑA MAESTRA.</text:span></text:p>
      <text:p text:style-name="P8"><text:span text:style-name="T24">-</text:span>REINICIAR LA PASS MAESTRA: ESTO ES PARTE DE HACER CUANDO YA HAS ACCEDIDO A LA BASE DE DATOS DE CONTRASEÑA.</text:p>
      <text:p text:style-name="P9">3. ATAKES DE DICCIONARIO</text:p>
      <text:p text:style-name="P8"><text:span text:style-name="T24">-</text:span>ATAKE DICCIONARIO: EL ATACANTE TIENE UN DICCIONARIO QUE SUELES SER PALABRAS TIPICAS Y LAS VA PROVANDO ASTA QUE LAS ENCUENTRA. CADA PALABRA, LA DESCIFRA Y COMPARA CON EL HASH, SI COINCIDE ES QUE LA PALABRA ES CORECTA.</text:p>
      <text:p text:style-name="P8"><text:span text:style-name="T24">-</text:span>UNA PASS NO PUEDE SER PALABRA DE DICCIONARIO: POR QUE LA GENTE UTILIZA PALABRAS TIPICAS O DE DICCIONARIO, POR ESO SON DEBILES Y MAS FACIL DESCIFRAR.</text:p>
      <text:p text:style-name="P13"><text:span text:style-name="T9">TIPO</text:span><text:span text:style-name="T20">S</text:span><text:span text:style-name="T9"> DE AUTENTIFICACION:</text:span></text:p>
      <text:p text:style-name="P6">1. DE CONOCIMIENTO: POR EL NOMBRE DE LA MASCOTA, UNA PALABRA CLAVE, DIA DE CUMPLEAÑOS...</text:p>
      <text:p text:style-name="P7">2. DE POSESION: UNA TARGETA INTELIGENTE, EL DNI ELECTRONICO...</text:p>
      <text:p text:style-name="P7">3. DE CARACTERISTICAS: MARCA DACTILAR LA VOZ LA RETINA ....</text:p>
      <text:p text:style-name="P10">STICKB BIT</text:p>
      <text:p text:style-name="P7">- ES UN PERMISO DE ACESO, QUE PUEDE SER ASIGNADO A ARCHIVOS Y DIRECTORIOS EN SISTEMA UNIX. CUANDO ASIGNA EL PERMISO, LE INDICA EL S.O QUE EL MANTIENE EL PROGRAMA EN SWAP POR EJECUCIONES POSTERIORES.</text:p>
      <text:p text:style-name="P7">- HOY EN DIA SE UTILIZA EN DIRECTORIOS CUANDO S LE ASIGNA A UN DIRECTORIO, SIGNIFICA QUE SOLO PUEDE MODIFICAR EL ROOT, AUNQUE EL USUARIO PUEDA LEER Y ESCRIBIR.</text:p>
      <text:p text:style-name="P7">- PARA ACTIVAR STICKY BIT : CHMOD TT /DIRECTORIO</text:p>
      <text:p text:style-name="P10"><text:span text:style-name="T24"/></text:p>
      <text:p text:style-name="P10"><text:soft-page-break/>HERRAMIENTAS SIM</text:p>
      <text:p text:style-name="P7">SON HERRAMIENTAS DE MONITORIZACION DE INTEGRIDAD DE LOS SISTEMAS, QUE GESTIONAN LAS INCIDENCIAS Y ALARMAS.</text:p>
      <text:p text:style-name="P10">VENTAJAS:</text:p>
      <text:p text:style-name="P7"><text:span text:style-name="T24">-</text:span>DETECTA INSTRUCIONES COMPROVANDO SI EL ARCHIVO SE A MODIFICADO Y SI ESTO PASA AVISA AL ROOT POR CORREO DE QUE HAN MODIFICADO EL ARCHIVO.</text:p>
      <text:p text:style-name="P7"><text:span text:style-name="T24">-</text:span>FACILITA A LOS SERVIDORES ABIERTOS DE QUE ESTAN SIENDO ATACADOS ACTUALMENTE.</text:p>
      <text:p text:style-name="P10">MONITORIZACION DE CONOCIMIENTOS</text:p>
      <text:p text:style-name="P7">HERRAMIENTE QUE OFRECE LA VISUALIZACION DE ACONTECIOMINTOS REGISTRADOS.</text:p>
      <text:p text:style-name="P7"><text:span text:style-name="T22">MONITOR DEL SISTEMA</text:span>: VIGILA Y SUPERVISA DETERMINADOS PARAMETROS PARA ASEGURAR EL FUNCIONAMIENTO DEL SISTEMA CUBRIENDO EL RESULTADO PREVIOS Y QUE SE DETECTEN LOS POSIBLES DESVIACIONES.</text:p>
      <text:p text:style-name="P7">*ULTIMOS ACONTECIMIENOS QUE APARECEN EN EL REGISTRO:</text:p>
      <text:p text:style-name="P7">* HISTORIAL CPU.<text:line-break/>* HISTORIA DE LA MEMORIA Y ESPACIO DE INTERCANVIO.<text:line-break/>* HISTORIAL DE LA R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3T17:08:47.050062461</meta:creation-date>
    <dc:date>2015-11-03T18:22:09</dc:date>
    <meta:editing-duration>PT11M39S</meta:editing-duration>
    <meta:editing-cycles>2</meta:editing-cycles>
    <meta:generator>LibreOffice/4.0.2.2$Linux_X86_64 LibreOffice_project/400m0$Build-2</meta:generator>
    <dc:creator>gigarzan </dc:creator>
    <meta:document-statistic meta:table-count="0" meta:image-count="0" meta:object-count="0" meta:page-count="4" meta:paragraph-count="69" meta:word-count="1062" meta:character-count="6485" meta:non-whitespace-character-count="5487"/>
  </office:meta>
</office:document-meta>
</file>